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純量條件用途類型列表" style:family="table">
      <style:table-properties style:width="5.978cm" table:align="left"/>
    </style:style>
    <style:style style:name="純量條件用途類型列表.A" style:family="table-column">
      <style:table-column-properties style:column-width="2.069cm"/>
    </style:style>
    <style:style style:name="純量條件用途類型列表.B" style:family="table-column">
      <style:table-column-properties style:column-width="3.909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B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-asian="標楷體"/>
    </style:style>
    <style:style style:name="P2" style:family="paragraph" style:parent-style-name="Standard">
      <style:text-properties style:font-name-asian="標楷體" style:language-asian="zh" style:country-asian="TW"/>
    </style:style>
    <style:style style:name="P3" style:family="paragraph" style:parent-style-name="Standard">
      <style:text-properties style:font-name="標楷體" fo:font-size="9pt" style:font-name-asian="標楷體" style:font-size-asian="9pt" style:language-asian="zh" style:country-asian="TW" style:font-size-complex="9pt"/>
    </style:style>
    <style:style style:name="P4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5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6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3">
      <style:text-properties fo:font-size="16pt" style:font-name-asian="標楷體" style:font-size-asian="16pt" style:font-size-complex="16pt"/>
    </style:style>
    <style:style style:name="P11" style:family="paragraph" style:parent-style-name="Heading_20_3">
      <style:text-properties style:font-name-asian="標楷體"/>
    </style:style>
    <style:style style:name="P1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標楷體" fo:font-size="9pt" style:font-name-asian="標楷體" style:font-size-asian="9pt" style:font-size-complex="9pt"/>
    </style:style>
    <style:style style:name="P15" style:family="paragraph" style:parent-style-name="Heading_20_2">
      <style:text-properties style:font-name-asian="標楷體"/>
    </style:style>
    <style:style style:name="P16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17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T1" style:family="text">
      <style:text-properties style:language-asian="zh" style:country-asian="TW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size-asian="16pt" style:language-asian="zh" style:country-asian="TW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決策系統設計說明</text:p>
      <text:p text:style-name="P2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9">第一章　決策系統<text:tab/>2</text:p>
          <text:p text:style-name="P9">第二章　決策條件<text:tab/>3</text:p>
          <text:p text:style-name="P8">第一節　純量決策條件<text:tab/>4</text:p>
          <text:p text:style-name="P7">第二段　資料庫設計<text:tab/>4</text:p>
          <text:p text:style-name="P7">第三段　純量條件用途類型<text:tab/>5</text:p>
          <text:p text:style-name="P8">第二節　模糊決策條件<text:tab/>6</text:p>
          <text:p text:style-name="P8">第三節　灰色系統條件<text:tab/>7</text:p>
          <text:p text:style-name="P9">第三章　決策行動<text:tab/>8</text:p>
        </text:index-body>
      </text:table-of-content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『』「」《》〈〉〔〕﹙﹚（），、；：‧·．‥…。？！☜☞↑↓←→↖↗↙↘×≈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7" text:outline-level="1"><text:soft-page-break/><text:span text:style-name="T1">第一章　決策系統</text:span></text:h>
      <text:p text:style-name="P1"/>
      <text:p text:style-name="P1"/>
      <text:p text:style-name="P1"/>
      <text:p text:style-name="P1"/>
      <text:p text:style-name="P1"/>
      <text:p text:style-name="P1">『』「」《》〈〉〔〕﹙﹚（），、；：‧·．‥…。？！☜☞↑↓←→↖↗↙↘×≈°</text:p>
      <text:p text:style-name="P1"/>
      <text:p text:style-name="P1"/>
      <text:p text:style-name="P2">決策條件</text:p>
      <text:p text:style-name="P2">決策行動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7" text:outline-level="1"><text:soft-page-break/>第二章　決策條件</text:h>
      <text:p text:style-name="P1"/>
      <text:p text:style-name="P1"/>
      <text:p text:style-name="P1"/>
      <text:p text:style-name="P1">『』「」《》〈〉〔〕﹙﹚（），、；：‧·．‥…。？！☜☞↑↓←→↖↗↙↘×≈°</text:p>
      <text:p text:style-name="P1"/>
      <text:p text:style-name="P2">純量決策條件</text:p>
      <text:p text:style-name="P2">模糊決策條件</text:p>
      <text:p text:style-name="P2">灰色系統條件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2"><text:soft-page-break/><text:span text:style-name="T2">第一節　純量決策條件</text:span></text:h>
      <text:p text:style-name="P2"/>
      <text:p text:style-name="P2"/>
      <text:p text:style-name="P2"/>
      <text:p text:style-name="P2"/>
      <text:p text:style-name="P2">『』「」《》〈〉〔〕﹙﹚（），、；：‧·．‥…。？！☜☞↑↓←→↖↗↙↘×≈°</text:p>
      <text:p text:style-name="P2"/>
      <text:p text:style-name="P2"/>
      <text:p text:style-name="P2"/>
      <text:h text:style-name="P10" text:outline-level="3">第<text:span text:style-name="T1">二</text:span>段　資料庫設計</text:h>
      <text:p text:style-name="P2"/>
      <text:p text:style-name="P2"/>
      <text:p text:style-name="P2"/>
      <text:p text:style-name="P2">『』「」《》〈〉〔〕﹙﹚（），、；：‧·．‥…。？！☜☞↑↓←→↖↗↙↘×≈°</text:p>
      <text:p text:style-name="P2"/>
      <text:p text:style-name="P2"/>
      <text:section text:style-name="Sect1" text:name="純量條件資料庫設計">
        <text:p text:style-name="P4">create table `decisionconditions` (</text:p>
        <text:p text:style-name="P4"><text:s text:c="2"/>`id` bigint not null auto_increment primary key,</text:p>
        <text:p text:style-name="P4"><text:s text:c="2"/>`uuid` bigint not null,</text:p>
        <text:p text:style-name="P4"><text:s text:c="2"/>`used` integer default 1,</text:p>
        <text:p text:style-name="P4"><text:s text:c="2"/>`type` integer default 1,</text:p>
        <text:p text:style-name="P4"><text:s text:c="2"/>`states` bigint default 0,</text:p>
        <text:p text:style-name="P4"><text:s text:c="2"/>`name` tinyblob default '',</text:p>
        <text:p text:style-name="P4"><text:s text:c="2"/>`json` longblob default '',</text:p>
        <text:p text:style-name="P4"><text:s text:c="2"/>`ltime` timestamp not null default current_timestamp() on update current_timestamp(),</text:p>
        <text:p text:style-name="P4"><text:s text:c="2"/>KEY `uuid` (`uuid`),</text:p>
        <text:p text:style-name="P4"><text:s text:c="2"/>KEY `used` (`used`),</text:p>
        <text:p text:style-name="P4"><text:s text:c="2"/>KEY `type` (`type`),</text:p>
        <text:p text:style-name="P4"><text:s text:c="2"/>KEY `states` (`states`),</text:p>
        <text:p text:style-name="P4"><text:s text:c="2"/>KEY `name` (`name`(64)),</text:p>
        <text:p text:style-name="P4"><text:s text:c="2"/>KEY `json` (`json`(64)),</text:p>
        <text:p text:style-name="P4"><text:s text:c="2"/>KEY `ltime` (`ltime`)</text:p>
        <text:p text:style-name="P4">) ENGINE=Aria default charset=utf8mb4 ;</text:p>
      </text:section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3"><text:soft-page-break/><text:span text:style-name="T3">第</text:span><text:span text:style-name="T4">三</text:span><text:span text:style-name="T3">段　</text:span><text:span text:style-name="T4">純量條件</text:span><text:span text:style-name="T3">用途類型</text:span></text:h>
      <text:p text:style-name="P2"/>
      <text:p text:style-name="P2">『』「」《》〈〉〔〕﹙﹚（），、；：‧·．‥…。？！☜☞↑↓←→↖↗↙↘×≈°</text:p>
      <text:p text:style-name="P2"/>
      <text:p text:style-name="P2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row>
          <table:table-cell table:style-name="純量條件用途類型列表.A1" office:value-type="string">
            <text:p text:style-name="P13">用途編號</text:p>
          </table:table-cell>
          <table:table-cell table:style-name="純量條件用途類型列表.B1" office:value-type="string">
            <text:p text:style-name="P13">用途名稱</text:p>
          </table:table-cell>
        </table:table-row>
        <table:table-row>
          <table:table-cell table:style-name="純量條件用途類型列表.A2" office:value-type="float" office:value="0">
            <text:p text:style-name="P14">0</text:p>
          </table:table-cell>
          <table:table-cell table:style-name="純量條件用途類型列表.B2" office:value-type="string">
            <text:p text:style-name="P3">無指定</text:p>
          </table:table-cell>
        </table:table-row>
        <table:table-row>
          <table:table-cell table:style-name="純量條件用途類型列表.A2" office:value-type="float" office:value="1">
            <text:p text:style-name="P14">1</text:p>
          </table:table-cell>
          <table:table-cell table:style-name="純量條件用途類型列表.B2" office:value-type="string">
            <text:p text:style-name="P3">程式間流程控制</text:p>
          </table:table-cell>
        </table:table-row>
        <table:table-row>
          <table:table-cell table:style-name="純量條件用途類型列表.A2" office:value-type="float" office:value="2">
            <text:p text:style-name="P14">2</text:p>
          </table:table-cell>
          <table:table-cell table:style-name="純量條件用途類型列表.B2" office:value-type="string">
            <text:p text:style-name="P3">知識庫中心控制</text:p>
          </table:table-cell>
        </table:table-row>
        <table:table-row>
          <table:table-cell table:style-name="純量條件用途類型列表.A2" office:value-type="float" office:value="3">
            <text:p text:style-name="P14">3</text:p>
          </table:table-cell>
          <table:table-cell table:style-name="純量條件用途類型列表.B2" office:value-type="string">
            <text:p text:style-name="P3">資料庫中心記錄</text:p>
          </table:table-cell>
        </table:table-row>
        <table:table-row>
          <table:table-cell table:style-name="純量條件用途類型列表.A2" office:value-type="float" office:value="4">
            <text:p text:style-name="P14">4</text:p>
          </table:table-cell>
          <table:table-cell table:style-name="純量條件用途類型列表.B2" office:value-type="string">
            <text:p text:style-name="P3">輔助程式設計用途</text:p>
          </table:table-cell>
        </table:table-row>
        <table:table-row>
          <table:table-cell table:style-name="純量條件用途類型列表.A2" office:value-type="float" office:value="5">
            <text:p text:style-name="P14">5</text:p>
          </table:table-cell>
          <table:table-cell table:style-name="純量條件用途類型列表.B2" office:value-type="string">
            <text:p text:style-name="P3">計畫中尚未實際採用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6" text:outline-level="2"><text:soft-page-break/>第二節　模糊決策條件</text:h>
      <text:p text:style-name="P2"/>
      <text:p text:style-name="P2"/>
      <text:p text:style-name="P2"/>
      <text:p text:style-name="P2"/>
      <text:p text:style-name="P2"/>
      <text:p text:style-name="P2"/>
      <text:p text:style-name="P2">『』「」《》〈〉〔〕﹙﹚（），、；：‧·．‥…。？！☜☞↑↓←→↖↗↙↘×≈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6" text:outline-level="2"><text:soft-page-break/>第三節　灰色系統條件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『』「」《》〈〉〔〕﹙﹚（），、；：‧·．‥…。？！☜☞↑↓←→↖↗↙↘×≈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7" text:outline-level="1"><text:soft-page-break/><text:span text:style-name="T1">第三章　決策行動</text:span></text:h>
      <text:p text:style-name="P1"/>
      <text:p text:style-name="P1"/>
      <text:p text:style-name="P1"/>
      <text:p text:style-name="P1"/>
      <text:p text:style-name="P1"/>
      <text:p text:style-name="P1"/>
      <text:p text:style-name="P1">『』「」《》〈〉〔〕﹙﹚（），、；：‧·．‥…。？！☜☞↑↓←→↖↗↙↘×≈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8</text:page-number>/<text:page-count>8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08T16:08:59.76</dc:date>
    <dc:creator>峰澐 林</dc:creator>
    <meta:editing-duration>PT28M7S</meta:editing-duration>
    <meta:editing-cycles>37</meta:editing-cycles>
    <meta:generator>OpenOffice/4.1.12$Win32 OpenOffice.org_project/4112m1$Build-9809</meta:generator>
    <meta:document-statistic meta:table-count="1" meta:image-count="0" meta:object-count="0" meta:page-count="8" meta:paragraph-count="65" meta:word-count="647" meta:character-count="1164"/>
  </office:meta>
</office:document-meta>
</file>